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text-properties officeooo:rsid="00100e00" officeooo:paragraph-rsid="00147f0f"/>
    </style:style>
    <style:style style:name="P2" style:family="paragraph" style:parent-style-name="Text_20_body">
      <style:text-properties officeooo:rsid="00100e00" officeooo:paragraph-rsid="00147f0f"/>
    </style:style>
    <style:style style:name="P3" style:family="paragraph" style:parent-style-name="Text_20_body">
      <style:text-properties officeooo:rsid="000c5f6d" officeooo:paragraph-rsid="00147f0f"/>
    </style:style>
    <style:style style:name="P4" style:family="paragraph" style:parent-style-name="Standard">
      <style:text-properties fo:font-weight="bold" officeooo:paragraph-rsid="00147f0f" style:font-weight-asian="bold" style:font-weight-complex="bold"/>
    </style:style>
    <style:style style:name="P5" style:family="paragraph" style:parent-style-name="Standard">
      <style:text-properties fo:font-weight="normal" officeooo:rsid="0031c671" officeooo:paragraph-rsid="00147f0f" fo:background-color="transparent" style:font-weight-asian="normal" style:font-weight-complex="normal"/>
    </style:style>
    <style:style style:name="P6" style:family="paragraph" style:parent-style-name="Standard">
      <style:text-properties fo:font-weight="normal" officeooo:rsid="0032a006" officeooo:paragraph-rsid="00147f0f" fo:background-color="transparent" style:font-weight-asian="normal" style:font-weight-complex="normal"/>
    </style:style>
    <style:style style:name="P7" style:family="paragraph" style:parent-style-name="Standard">
      <style:text-properties officeooo:paragraph-rsid="00147f0f"/>
    </style:style>
    <style:style style:name="P8" style:family="paragraph" style:parent-style-name="Standard">
      <style:paragraph-properties fo:margin-left="0cm" fo:margin-right="0cm" fo:text-indent="0cm" style:auto-text-indent="false"/>
      <style:text-properties officeooo:paragraph-rsid="00147f0f"/>
    </style:style>
    <style:style style:name="P9" style:family="paragraph" style:parent-style-name="Text_20_body">
      <style:text-properties officeooo:paragraph-rsid="00147f0f"/>
    </style:style>
    <style:style style:name="P10" style:family="paragraph" style:parent-style-name="Heading_20_1">
      <style:text-properties fo:font-size="12pt" fo:font-weight="bold" officeooo:paragraph-rsid="001676c8" style:font-size-asian="12pt" style:font-weight-asian="bold" style:font-size-complex="12pt" style:font-weight-complex="bold"/>
    </style:style>
    <style:style style:name="P11" style:family="paragraph" style:parent-style-name="Standard">
      <style:text-properties officeooo:paragraph-rsid="0018027b"/>
    </style:style>
    <style:style style:name="P12" style:family="paragraph" style:parent-style-name="Standard">
      <style:text-properties fo:font-weight="bold" officeooo:paragraph-rsid="00147f0f" style:font-weight-asian="bold" style:font-weight-complex="bold"/>
    </style:style>
    <style:style style:name="P13" style:family="paragraph" style:parent-style-name="Standard">
      <style:text-properties officeooo:paragraph-rsid="00147f0f"/>
    </style:style>
    <style:style style:name="P14" style:family="paragraph" style:parent-style-name="Standard">
      <style:paragraph-properties fo:margin-left="0cm" fo:margin-right="0cm" fo:text-indent="0cm" style:auto-text-indent="false"/>
      <style:text-properties officeooo:paragraph-rsid="00147f0f"/>
    </style:style>
    <style:style style:name="P15" style:family="paragraph" style:parent-style-name="Standard">
      <style:text-properties officeooo:paragraph-rsid="001a3e83"/>
    </style:style>
    <style:style style:name="P16" style:family="paragraph" style:parent-style-name="Standard">
      <style:paragraph-properties fo:margin-left="0cm" fo:margin-right="0cm" fo:text-indent="0cm" style:auto-text-indent="false"/>
      <style:text-properties officeooo:rsid="001b2479" officeooo:paragraph-rsid="0022ce20"/>
    </style:style>
    <style:style style:name="P17" style:family="paragraph" style:parent-style-name="Standard">
      <style:paragraph-properties fo:margin-left="0cm" fo:margin-right="0cm" fo:text-indent="0cm" style:auto-text-indent="false"/>
      <style:text-properties officeooo:paragraph-rsid="001c1dd1"/>
    </style:style>
    <style:style style:name="P18" style:family="paragraph" style:parent-style-name="Standard">
      <style:paragraph-properties fo:margin-left="0cm" fo:margin-right="0cm" fo:text-indent="0cm" style:auto-text-indent="false"/>
      <style:text-properties style:text-underline-style="solid" style:text-underline-width="auto" style:text-underline-color="font-color" officeooo:rsid="001c1dd1" officeooo:paragraph-rsid="0022ce20"/>
    </style:style>
    <style:style style:name="P19" style:family="paragraph" style:parent-style-name="Standard">
      <style:paragraph-properties fo:margin-left="0cm" fo:margin-right="0cm" fo:text-indent="0cm" style:auto-text-indent="false"/>
      <style:text-properties style:text-underline-style="solid" style:text-underline-width="auto" style:text-underline-color="font-color" officeooo:rsid="001ec526" officeooo:paragraph-rsid="0022ce20"/>
    </style:style>
    <style:style style:name="P20" style:family="paragraph" style:parent-style-name="Standard">
      <style:paragraph-properties fo:margin-left="0cm" fo:margin-right="0cm" fo:text-indent="0cm" style:auto-text-indent="false"/>
      <style:text-properties style:text-underline-style="solid" style:text-underline-width="auto" style:text-underline-color="font-color" officeooo:rsid="0020c281" officeooo:paragraph-rsid="0022ce20"/>
    </style:style>
    <style:style style:name="P21" style:family="paragraph" style:parent-style-name="Standard">
      <style:paragraph-properties fo:margin-left="0cm" fo:margin-right="0cm" fo:text-indent="0cm" style:auto-text-indent="false"/>
      <style:text-properties officeooo:paragraph-rsid="001ec526"/>
    </style:style>
    <style:style style:name="P22" style:family="paragraph" style:parent-style-name="Standard">
      <style:paragraph-properties fo:margin-left="0cm" fo:margin-right="0cm" fo:text-indent="0cm" style:auto-text-indent="false"/>
      <style:text-properties officeooo:paragraph-rsid="0022ce20"/>
    </style:style>
    <style:style style:name="P23" style:family="paragraph" style:parent-style-name="Text_20_body">
      <style:text-properties officeooo:paragraph-rsid="001ec526"/>
    </style:style>
    <style:style style:name="P24" style:family="paragraph" style:parent-style-name="Text_20_body">
      <style:text-properties officeooo:paragraph-rsid="00232c51"/>
    </style:style>
    <style:style style:name="T1" style:family="text">
      <style:text-properties officeooo:rsid="000c5f6d"/>
    </style:style>
    <style:style style:name="T2" style:family="text">
      <style:text-properties officeooo:rsid="000dddb3"/>
    </style:style>
    <style:style style:name="T3" style:family="text">
      <style:text-properties officeooo:rsid="000e580d"/>
    </style:style>
    <style:style style:name="T4" style:family="text">
      <style:text-properties officeooo:rsid="000f62e0"/>
    </style:style>
    <style:style style:name="T5" style:family="text">
      <style:text-properties officeooo:rsid="000fe93d"/>
    </style:style>
    <style:style style:name="T6" style:family="text">
      <style:text-properties officeooo:rsid="00100e00"/>
    </style:style>
    <style:style style:name="T7" style:family="text">
      <style:text-properties officeooo:rsid="0023c615"/>
    </style:style>
    <style:style style:name="T8" style:family="text">
      <style:text-properties fo:font-size="12pt" officeooo:rsid="00100e00"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100e00" style:font-size-asian="12pt" style:font-weight-asian="normal" style:font-size-complex="12pt" style:font-weight-complex="normal"/>
    </style:style>
    <style:style style:name="T11" style:family="text">
      <style:text-properties fo:font-size="12pt" fo:font-weight="normal" officeooo:rsid="0023c615" style:font-size-asian="12pt" style:font-weight-asian="normal" style:font-size-complex="12pt" style:font-weight-complex="normal"/>
    </style:style>
    <style:style style:name="T12"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12pt" style:text-underline-style="solid" style:text-underline-width="auto" style:text-underline-color="font-color" fo:font-weight="normal" officeooo:rsid="00100e00" style:font-size-asian="12pt" style:font-weight-asian="normal" style:font-size-complex="12pt" style:font-weight-complex="normal"/>
    </style:style>
    <style:style style:name="T14" style:family="text">
      <style:text-properties style:text-underline-style="solid" style:text-underline-width="auto" style:text-underline-color="font-color" officeooo:rsid="000fe93d"/>
    </style:style>
    <style:style style:name="T15" style:family="text">
      <style:text-properties style:text-underline-style="solid" style:text-underline-width="auto" style:text-underline-color="font-color" officeooo:rsid="00100e00"/>
    </style:style>
    <style:style style:name="T16" style:family="text">
      <style:text-properties style:text-underline-style="solid" style:text-underline-width="auto" style:text-underline-color="font-color" officeooo:rsid="00194070"/>
    </style:style>
    <style:style style:name="T17" style:family="text">
      <style:text-properties style:text-underline-style="solid" style:text-underline-width="auto" style:text-underline-color="font-color" officeooo:rsid="001c1dd1"/>
    </style:style>
    <style:style style:name="T18" style:family="text">
      <style:text-properties style:text-underline-style="solid" style:text-underline-width="auto" style:text-underline-color="font-color" officeooo:rsid="001ec526"/>
    </style:style>
    <style:style style:name="T19" style:family="text">
      <style:text-properties fo:font-style="italic" style:text-underline-style="none" officeooo:rsid="00100e00" style:font-style-asian="italic" style:font-style-complex="italic"/>
    </style:style>
    <style:style style:name="T20" style:family="text">
      <style:text-properties fo:font-style="normal" style:text-underline-style="solid" style:text-underline-width="auto" style:text-underline-color="font-color" officeooo:rsid="00194070" style:font-style-asian="normal" style:font-style-complex="normal"/>
    </style:style>
    <style:style style:name="T21" style:family="text">
      <style:text-properties fo:font-style="normal" style:text-underline-style="none" officeooo:rsid="00100e00" style:font-style-asian="normal" style:font-style-complex="normal"/>
    </style:style>
    <style:style style:name="T22" style:family="text">
      <style:text-properties fo:font-style="normal" style:text-underline-style="none" officeooo:rsid="001c1dd1" style:font-style-asian="normal" style:font-style-complex="normal"/>
    </style:style>
    <style:style style:name="T23" style:family="text">
      <style:text-properties style:text-underline-style="none"/>
    </style:style>
    <style:style style:name="T24" style:family="text">
      <style:text-properties style:text-underline-style="none" officeooo:rsid="001dad3d"/>
    </style:style>
    <style:style style:name="T25" style:family="text">
      <style:text-properties style:text-underline-style="none" officeooo:rsid="001c1dd1"/>
    </style:style>
    <style:style style:name="T26" style:family="text">
      <style:text-properties style:text-underline-style="none" officeooo:rsid="001cc95c"/>
    </style:style>
    <style:style style:name="T27" style:family="text">
      <style:text-properties style:text-underline-style="none" officeooo:rsid="001b2479"/>
    </style:style>
    <style:style style:name="T28" style:family="text">
      <style:text-properties officeooo:rsid="002ee254"/>
    </style:style>
    <style:style style:name="T29" style:family="text">
      <style:text-properties fo:font-weight="bold" style:font-weight-asian="bold" style:font-weight-complex="bold"/>
    </style:style>
    <style:style style:name="T30" style:family="text">
      <style:text-properties officeooo:rsid="001ef7bb"/>
    </style:style>
    <style:style style:name="T31" style:family="text">
      <style:text-properties officeooo:rsid="0032a006"/>
    </style:style>
    <style:style style:name="T32" style:family="text">
      <style:text-properties officeooo:rsid="0018027b"/>
    </style:style>
    <style:style style:name="T33" style:family="text">
      <style:text-properties fo:font-size="16pt" fo:font-weight="bold" officeooo:rsid="0018027b" style:font-size-asian="16pt" style:font-weight-asian="bold" style:font-size-complex="16pt" style:font-weight-complex="bold"/>
    </style:style>
    <style:style style:name="T34" style:family="text">
      <style:text-properties officeooo:rsid="001a3e83"/>
    </style:style>
    <style:style style:name="T35" style:family="text">
      <style:text-properties officeooo:rsid="001b2479"/>
    </style:style>
    <style:style style:name="T36" style:family="text">
      <style:text-properties officeooo:rsid="001cc95c"/>
    </style:style>
    <style:style style:name="T37" style:family="text">
      <style:text-properties officeooo:rsid="001ec526"/>
    </style:style>
    <style:style style:name="T38" style:family="text">
      <style:text-properties officeooo:rsid="0022ce20"/>
    </style:style>
    <style:style style:name="T39" style:family="text">
      <style:text-properties officeooo:rsid="00232c51"/>
    </style:style>
    <style:style style:name="T40" style:family="text">
      <style:text-properties officeooo:rsid="002482a0"/>
    </style:style>
    <style:style style:name="T41" style:family="text">
      <style:text-properties officeooo:rsid="002521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Jules Mercier <text:tab/><text:tab/><text:tab/><text:tab/><text:tab/><text:span text:style-name="T33">MCOT</text:span><text:tab/><text:tab/><text:tab/><text:tab/><text:tab/> <text:s text:c="5"/>MPI</text:p>
      <text:p text:style-name="P11"><text:span text:style-name="T32">Romain Poux</text:span><text:tab/><text:tab/><text:tab/><text:tab/><text:tab/><text:tab/><text:tab/><text:tab/><text:tab/></text:p>
      <text:h text:style-name="P10" text:outline-level="1">Titre :</text:h>
      <text:p text:style-name="P7">Du circuit électrique analogique à son modèle numérique</text:p>
      <text:p text:style-name="P7"/>
      <text:p text:style-name="P4">Ancrage au thème :</text:p>
      <text:p text:style-name="P7"><text:s text:c="3"/>Il s'agit, à travers ce travail, de transformer les circuits électriques analogiques d'autrefois en leurs modèles numériques, plus adaptés aux outils et aux méthodes de travail d'aujourd'hui. Ce travail sert la transition de l'analogique vers le numérique dans l'industrie de l'électronique.</text:p>
      <text:p text:style-name="P7"/>
      <text:p text:style-name="P4">Motivation du choix de l'étude :<text:tab/></text:p>
      <text:p text:style-name="P15"><text:s text:c="8"/><text:span text:style-name="T35">Nous cherchons à </text:span>conserver un savoir-faire concernant l'étude des circuits électriques dans un monde où <text:span text:style-name="T34">l’intelligence</text:span> <text:span text:style-name="T34">artificielle</text:span> joue un rôle prépondérant dans les processus de développement scientifique. Partant d’un circuit électrique schématisé, créer un modèle simplifiant sa résolution permet de réduire les coûts et le temps de développement.</text:p>
      <text:p text:style-name="P15"><text:span text:style-name="T28"><text:tab/></text:span></text:p>
      <text:p text:style-name="P4">Positionnements thématiques :</text:p>
      <text:p text:style-name="P7"><text:s text:c="8"/>- Informatique Pratique :</text:p>
      <text:p text:style-name="P7"><text:s text:c="12"/>-- Modélisation informatique</text:p>
      <text:p text:style-name="P7"><text:s text:c="12"/>-- Simulation informatique</text:p>
      <text:p text:style-name="P7"/>
      <text:p text:style-name="P7"><text:s text:c="8"/>- Informatique Théorique :</text:p>
      <text:p text:style-name="P7"><text:s text:c="12"/>-- Théorie des langages</text:p>
      <text:p text:style-name="P7"><text:s text:c="12"/>-- Structures de données</text:p>
      <text:p text:style-name="P7"/>
      <text:p text:style-name="P7"><text:s text:c="8"/>- Électronique</text:p>
      <text:p text:style-name="P7"/>
      <text:p text:style-name="P7"><text:s text:c="5"/>et Mots-clés :</text:p>
      <text:p text:style-name="P7"><text:s text:c="8"/>Modélisation, circuits électriques, <text:span text:style-name="T41">graphes, analyse syntaxique</text:span></text:p>
      <text:p text:style-name="P7"><text:span text:style-name="T29"/></text:p>
      <text:p text:style-name="P4">Bibliographie commentée </text:p>
      <text:p text:style-name="P9">La modélisation numérique des circuits électriques est une discipline essentielle dans le domaine de l'ingénierie électrique et électronique. Elle permet de simuler le comportement des circuits sans avoir besoin de les construire physiquement, ce qui réduit considérablement les coûts et le temps de développement. En utilisant des modèles mathématiques et des algorithmes de simulation, les ingénieurs peuvent analyser et optimiser les performances des circuits avant leur fabrication.</text:p>
      <text:p text:style-name="P9">La modélisation numérique repose sur des équations différentielles qui décrivent les relations entre les tensions, les courants et les composants du circuit. Ces équations sont résolues numériquement à l'aide de logiciel<text:span text:style-name="T4">s</text:span> spécialisé<text:span text:style-name="T4">s</text:span>, tel<text:span text:style-name="T4">s</text:span> que SPICE (Simulation Program with Integrated Circuit Emphasis), qui permettent de simuler le comportement <text:span text:style-name="T3">des circuits. </text:span><text:span text:style-name="T6">[1]</text:span></text:p>
      <text:p text:style-name="P9">Cependant, <text:span text:style-name="T4">SPICE</text:span> présente certaines limitations, notamment en termes de flexibilité et d'automatisation. Les utilisateurs doivent créer manuellement des fichiers de description de circuits <text:span text:style-name="T6">nommés </text:span><text:span text:style-name="T19">netlists </text:span><text:span text:style-name="T21">[1]</text:span><text:span text:style-name="T6"> </text:span>et interpréter les résultats de simulation, ce qui peut être fastidieux et sujet à des erreurs.</text:p>
      <text:p text:style-name="P9"><text:span text:style-name="T3">Une </text:span><text:span text:style-name="T4">piste intéressante</text:span> pour surmonter ces limitations <text:span text:style-name="T3">serait</text:span> <text:span text:style-name="T3">de </text:span>développ<text:span text:style-name="T3">er</text:span> des méthodes automatisées de modélisation et de simulation des circuits électriques. En utilisant des techniques de <text:soft-page-break/>modélisation par graphe et par compilateur syntaxique, il est possible de transformer automatiquement une représentation schématique d'un circuit en un modèle numérique simulable. </text:p>
      <text:p text:style-name="P3">La première approche consiste à modéliser le circuit comme un graphe dont les arêtes, correspondant aux mailles du circuit, sont étiquetés par des chiffres représentant les dipôles, et les sommets correspondent aux nœuds du circuit. [<text:span text:style-name="T6">2</text:span>]</text:p>
      <text:p text:style-name="P3">La représentation graphique des circuits permet une visualisation claire et intuitive des connexions et des composants. Cela facilite la manipulation et l'analyse des données, surtout pour les circuits complexes. </text:p>
      <text:p text:style-name="P24"><text:span text:style-name="T1">Une des techniques clés dans la modélisation par graphe est l'analyse des courants de boucles. Cette méthode, décrite en détail </text:span><text:span text:style-name="T39">par </text:span><text:span text:style-name="T7">Guillemin</text:span><text:span text:style-name="T1"> [</text:span><text:span text:style-name="T6">2</text:span><text:span text:style-name="T1">] </text:span><text:span text:style-name="T39">et dans [3]</text:span><text:span text:style-name="T1">, </text:span><text:span text:style-name="T2">permet d’obtenir systématiquement les équations nécessaires à la résolution du circuit.</text:span></text:p>
      <text:p text:style-name="P2">Une implémentation efficace de cette technique est possible en utilisant un algorithme d’énumération de chemins sans cordes dans un graphe. [<text:span text:style-name="T38">4</text:span>]</text:p>
      <text:p text:style-name="P9">Bien que la modélisation par graphe soit efficace pour les circuits de taille modérée, elle peut devenir complexe et difficile à gérer pour les très grands circuits. </text:p>
      <text:p text:style-name="P23">Une autre approche prometteuse pour la modélisation des circuits électriques simples repose sur l'utilisation de méthodes algébriques, comme l'approche par <text:span text:style-name="T39">analyse syntaxique</text:span>. Cette technique permet d'écrire les équations du circuit sous une forme plus compacte et systématique, facilitant ainsi leur résolution numérique. </text:p>
      <text:p text:style-name="P23"><text:span text:style-name="T40">Cette méthode consiste </text:span>à analyser lexicalement <text:span text:style-name="T39">et syntaxiquement</text:span> l'expression du circuit, <text:span text:style-name="T40">pour ensuite la représenter</text:span> sous <text:span text:style-name="T40">la </text:span>forme d'un arbre syntaxique. Chaque nœud de l'arbre correspond à un opérateur ou à un dipôle, et les branches représentent les relations entre ces éléments. <text:span text:style-name="T39">[5]</text:span></text:p>
      <text:p text:style-name="P23">Enfin, certaines études explorent l’application de méthodes symboliques pour générer automatiquement les équations des circuits à partir de leur schéma. Ces techniques, basées sur l’analyse nodale modifiée (MNA) [<text:span text:style-name="T38">6</text:span>], sont particulièrement utiles pour les circuits contenant des sources dépendantes et des composants non linéaires. Elles offrent une alternative robuste aux méthodes purement numériques, en fournissant des solutions analytiques facilitant l’interprétation des résultats.</text:p>
      <text:p text:style-name="P4">Problématique <text:span text:style-name="T30">retenue</text:span>:</text:p>
      <text:p text:style-name="P7"><text:s text:c="4"/><text:span text:style-name="T23">Comment, à partir d’un </text:span><text:span text:style-name="T25">graphe </text:span><text:span text:style-name="T26">ou d’un dessin</text:span><text:span text:style-name="T25"> </text:span><text:span text:style-name="T24">fourni</text:span><text:span text:style-name="T23"> par l’utilisateur, </text:span><text:span text:style-name="T24">modéliser </text:span><text:span text:style-name="T23">un circuit électrique quelconque </text:span><text:span text:style-name="T22">pour obtenir un système d’équations contentant les informations essentielles ?</text:span></text:p>
      <text:p text:style-name="P7"/>
      <text:p text:style-name="P4">Objectifs du TIPE <text:tab/></text:p>
      <text:p text:style-name="P5">1) Comprendre la théorie de l’analyse des circuits <text:span text:style-name="T31">en tant que graphe </text:span>pour décrire une méthode de résolution</text:p>
      <text:p text:style-name="P5">2) Implémenter en C une bibliothèque de gestion de graphes et des algorithmes pour résoudre le circuit</text:p>
      <text:p text:style-name="P5">3) <text:span text:style-name="T31">Vérifier expérimentalement les résultats renvoyés par la simulation</text:span></text:p>
      <text:p text:style-name="P6">4) Créer une interface utilisateur intuitive permettant de fournir <text:span text:style-name="T36">un dessin</text:span> en entrée</text:p>
      <text:p text:style-name="P7"/>
      <text:p text:style-name="P4"/>
      <text:p text:style-name="P4"/>
      <text:p text:style-name="P4">Liste de références bibliographiques</text:p>
      <text:p text:style-name="P4"><text:soft-page-break/></text:p>
      <text:p text:style-name="P7">[1] </text:p>
      <text:p text:style-name="P7"><text:span text:style-name="T16">Auteur</text:span><text:span text:style-name="T5">: </text:span>Laurence W. Nagel</text:p>
      <text:p text:style-name="P7"><text:span text:style-name="T14">Titre </text:span><text:span text:style-name="T5">: </text:span>SPICE2: A Computer Program to Simulate Semiconductor Circuits </text:p>
      <text:p text:style-name="P7"><text:span text:style-name="T14">URL </text:span><text:span text:style-name="T5">: </text:span><text:a xlink:type="simple" xlink:href="http://www2.eecs.berkeley.edu/Pubs/TechRpts/1975/ERL-m-520.pdf" text:style-name="Internet_20_link" text:visited-style-name="Visited_20_Internet_20_Link">http://www2.eecs.berkeley.edu/Pubs/TechRpts/1975/ERL-m-520.pdf</text:a></text:p>
      <text:p text:style-name="P7"/>
      <text:p text:style-name="P7">[2]</text:p>
      <text:p text:style-name="P7"><text:span text:style-name="T20">Auteur</text:span>: <text:span text:style-name="T7">Guillemin, Ernst A.</text:span></text:p>
      <text:p text:style-name="P7"><text:span text:style-name="T15">Titre </text:span><text:span text:style-name="T6">:</text:span><text:span text:style-name="T8"> </text:span><text:span text:style-name="T10">Introductory circuit theory</text:span></text:p>
      <text:p text:style-name="P7"><text:span text:style-name="T13">U</text:span><text:span text:style-name="T12">RL </text:span><text:span text:style-name="T9">: </text:span><text:span text:style-name="T11">https://archive.org/details/introductorycirc0000guil/</text:span></text:p>
      <text:p text:style-name="P8"/>
      <text:p text:style-name="P22">[<text:span text:style-name="T38">3</text:span>] </text:p>
      <text:p text:style-name="P22"><text:span text:style-name="T17">Auteur</text:span><text:span text:style-name="T18">s</text:span><text:span text:style-name="T17"> : </text:span>Desoer, C. A., &amp; Kuh, E. S. </text:p>
      <text:p text:style-name="P22"><text:span text:style-name="T17">Titre : </text:span>Basic Circuit Theory.</text:p>
      <text:p text:style-name="P18">URL : <text:a xlink:type="simple" xlink:href="https://archive.org/details/basiccircuittheo0000deso/" text:style-name="Internet_20_link" text:visited-style-name="Visited_20_Internet_20_Link"><text:span text:style-name="T23">https://archive.org/details/basiccircuittheo0000deso/</text:span></text:a></text:p>
      <text:p text:style-name="P18"><text:span text:style-name="T23"/></text:p>
      <text:p text:style-name="P1">[<text:span text:style-name="T38">4</text:span>]</text:p>
      <text:p text:style-name="P8"><text:span text:style-name="T16">Auteur</text:span><text:span text:style-name="T18">s</text:span><text:span text:style-name="T6">: </text:span>Takeaki Uno, Hiroko Satoh</text:p>
      <text:p text:style-name="P8"><text:span text:style-name="T15">Titre </text:span><text:span text:style-name="T6">: </text:span>An Efficient Algorithm for Enumerating Chordless Cycles and Chordless Paths</text:p>
      <text:p text:style-name="P8"><text:span text:style-name="T15">URL </text:span><text:span text:style-name="T6">: </text:span><text:a xlink:type="simple" xlink:href="https://arxiv.org/pdf/1404.7610" text:style-name="Internet_20_link" text:visited-style-name="Visited_20_Internet_20_Link"><text:span text:style-name="T6">https://arxiv.org/pdf/1404.7610</text:span></text:a></text:p>
      <text:p text:style-name="P17"/>
      <text:p text:style-name="P16">[<text:span text:style-name="T38">5</text:span>] </text:p>
      <text:p text:style-name="P19">Auteur :<text:span text:style-name="T23"> </text:span><text:span text:style-name="T27">Farahani Mehrshad</text:span></text:p>
      <text:p text:style-name="P20"><text:span text:style-name="T35">T</text:span>itre :<text:span text:style-name="T23"> <text:s/></text:span><text:span text:style-name="T27">Naive Circuit Simulator</text:span></text:p>
      <text:p text:style-name="P20"><text:span text:style-name="T35">U</text:span>RL <text:span text:style-name="T23">: </text:span><text:a xlink:type="simple" xlink:href="https://github.com/FarahaniMehrshad/NaiveCircuitSimulator/tree/master?tab=readme-ov-file#the-algorithm" text:style-name="Internet_20_link" text:visited-style-name="Visited_20_Internet_20_Link"><text:span text:style-name="T27">https://github.com/FarahaniMehrshad/NaiveCircuitSimulator/tree/master?tab=readme-ov-file#the-algorithm</text:span></text:a></text:p>
      <text:p text:style-name="P20"><text:span text:style-name="T27"/></text:p>
      <text:p text:style-name="P21">[<text:span text:style-name="T38">6</text:span>] </text:p>
      <text:p text:style-name="P21"><text:span text:style-name="T18">Auteurs :</text:span><text:span text:style-name="T37"> </text:span>Ho, C.-W., Ruehli, A. E., &amp; Brennan, P. A. <text:s/></text:p>
      <text:p text:style-name="P21"><text:span text:style-name="T18">Titre :</text:span><text:span text:style-name="T37"> The Modified Nodal Approach to Network Analysis</text:span></text:p>
      <text:p text:style-name="P21"><text:span text:style-name="T18">URL :</text:span><text:span text:style-name="T37"> https://cseweb.ucsd.edu/classes/fa04/cse245/Reading/MNA.pdf</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2T13:14:58.656906742</meta:creation-date>
    <dc:date>2025-02-04T20:14:16.490353015</dc:date>
    <meta:editing-duration>PT3H13M23S</meta:editing-duration>
    <meta:editing-cycles>14</meta:editing-cycles>
    <meta:generator>LibreOffice/24.2.3.2$Linux_X86_64 LibreOffice_project/433d9c2ded56988e8a90e6b2e771ee4e6a5ab2ba</meta:generator>
    <meta:print-date>2025-02-02T14:40:35.145697812</meta:print-date>
    <meta:printed-by>PDF files</meta:printed-by>
    <meta:document-statistic meta:table-count="0" meta:image-count="0" meta:object-count="0" meta:page-count="3" meta:paragraph-count="64" meta:word-count="857" meta:character-count="6394" meta:non-whitespace-character-count="5458"/>
  </office:meta>
</office:document-meta>
</file>